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0472in"/>
    </style:style>
    <style:style style:name="co2" style:family="table-column">
      <style:table-column-properties fo:break-before="auto" style:column-width="1.2571in"/>
    </style:style>
    <style:style style:name="co3" style:family="table-column">
      <style:table-column-properties fo:break-before="auto" style:column-width="0.5402in"/>
    </style:style>
    <style:style style:name="co4" style:family="table-column">
      <style:table-column-properties fo:break-before="auto" style:column-width="0.9043in"/>
    </style:style>
    <style:style style:name="co5" style:family="table-column">
      <style:table-column-properties fo:break-before="auto" style:column-width="2.139in"/>
    </style:style>
    <style:style style:name="co6" style:family="table-column">
      <style:table-column-properties fo:break-before="auto" style:column-width="0.798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99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fo:language="en" fo:country="US"/>
    </style:style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7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4"/>
        <table:table-column table:style-name="co4" table:default-cell-style-name="ce7"/>
        <table:table-column table:style-name="co5" table:default-cell-style-name="ce4"/>
        <table:table-column table:style-name="co6" table:number-columns-repeated="245" table:default-cell-style-name="ce4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f:=AND([.Q2:.Q10000])" office:value-type="boolean" office:boolean-value="true">
            <text:p>TRUE</text:p>
          </table:table-cell>
          <table:table-cell table:style-name="ce5"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2]=[.D2]" office:value-type="boolean" office:boolean-value="false">
            <text:p>FALSE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Equal (=)</text:p>
          </table:table-cell>
          <table:table-cell office:value-type="string">
            <text:p>=</text:p>
          </table:table-cell>
          <table:table-cell table:style-name="ce8"/>
          <table:table-cell/>
          <table:table-cell/>
          <table:table-cell table:style-name="Default" table:formula="of:=IF(ISBLANK([.M2]);[.A2];[.M2])" office:value-type="boolean" office:boolean-value="false">
            <text:p>FALSE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3]=[.D3]" office:value-type="boolean" office:boolean-value="false">
            <text:p>FALSE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3]);[.A3];[.M3])" office:value-type="boolean" office:boolean-value="false">
            <text:p>FALSE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4]=[.D4]" office:value-type="boolean" office:boolean-value="true">
            <text:p>TRUE</text:p>
          </table:table-cell>
          <table:table-cell table:number-columns-repeated="2" table:style-name="ce6" office:value-type="float" office:value="50">
            <text:p>5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4]);[.A4];[.M4])" office:value-type="boolean" office:boolean-value="true">
            <text:p>TRUE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5]=[.D5]" office:value-type="boolean" office:boolean-value="false">
            <text:p>FALSE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5]);[.A5];[.M5])" office:value-type="boolean" office:boolean-value="false">
            <text:p>FALSE</text:p>
          </table:table-cell>
          <table:table-cell table:style-name="Default"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6]=[.D6]" office:value-type="boolean" office:boolean-value="false">
            <text:p>FALSE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6]);[.A6];[.M6])" office:value-type="boolean" office:boolean-value="false">
            <text:p>FALSE</text:p>
          </table:table-cell>
          <table:table-cell table:style-name="Default"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7]=[.D7]" office:value-type="boolean" office:boolean-value="false">
            <text:p>FALSE</text:p>
          </table:table-cell>
          <table:table-cell table:style-name="ce6" office:value-type="float" office:value="-10">
            <text:p>-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7]);[.A7];[.M7])" office:value-type="boolean" office:boolean-value="false">
            <text:p>FALSE</text:p>
          </table:table-cell>
          <table:table-cell table:style-name="Default"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8]=[.D8]" office:value-type="boolean" office:boolean-value="false">
            <text:p>FALSE</text:p>
          </table:table-cell>
          <table:table-cell table:style-name="ce6"/>
          <table:table-cell table:style-name="ce6" office:value-type="float" office:value="-10">
            <text:p>-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8]);[.A8];[.M8])" office:value-type="boolean" office:boolean-value="false">
            <text:p>FALSE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10]&lt;&gt;[.D10]" office:value-type="boolean" office:boolean-value="true">
            <text:p>TRUE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Not equal (&lt;&gt;)</text:p>
          </table:table-cell>
          <table:table-cell office:value-type="string">
            <text:p>&lt;&gt;</text:p>
          </table:table-cell>
          <table:table-cell table:style-name="ce8"/>
          <table:table-cell/>
          <table:table-cell/>
          <table:table-cell table:style-name="Default" table:formula="of:=IF(ISBLANK([.M10]);[.A10];[.M10])" office:value-type="boolean" office:boolean-value="true">
            <text:p>TRUE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11]&lt;&gt;[.D11]" office:value-type="boolean" office:boolean-value="true">
            <text:p>TRUE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11]);[.A11];[.M11])" office:value-type="boolean" office:boolean-value="true">
            <text:p>TRUE</text:p>
          </table:table-cell>
          <table:table-cell table:style-name="Default"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12]&lt;&gt;[.D12]" office:value-type="boolean" office:boolean-value="false">
            <text:p>FALSE</text:p>
          </table:table-cell>
          <table:table-cell table:number-columns-repeated="2" table:style-name="ce6" office:value-type="float" office:value="50">
            <text:p>5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12]);[.A12];[.M12])" office:value-type="boolean" office:boolean-value="false">
            <text:p>FALSE</text:p>
          </table:table-cell>
          <table:table-cell table:style-name="Default" table:formula="of:=IF(ISBLANK([.O12]);IF(ISERROR([.B12]);&quot;Err:&quot;&amp;ORG.OPENOFFICE.ERRORTYPE([.B12])=[.M12];OR([.P12]=[.B12];AND(ISNUMBER([.P12]);ISNUMBER([.B12]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13]&lt;&gt;[.D13]" office:value-type="boolean" office:boolean-value="true">
            <text:p>TRUE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13]);[.A13];[.M13])" office:value-type="boolean" office:boolean-value="true">
            <text:p>TRUE</text:p>
          </table:table-cell>
          <table:table-cell table:style-name="Default" table:formula="of:=IF(ISBLANK([.O13]);IF(ISERROR([.B13]);&quot;Err:&quot;&amp;ORG.OPENOFFICE.ERRORTYPE([.B13])=[.M13];OR([.P13]=[.B13];AND(ISNUMBER([.P13]);ISNUMBER([.B13]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14]&lt;&gt;[.D14]" office:value-type="boolean" office:boolean-value="true">
            <text:p>TRUE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14]);[.A14];[.M14])" office:value-type="boolean" office:boolean-value="true">
            <text:p>TRUE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15]&lt;&gt;[.D15]" office:value-type="boolean" office:boolean-value="true">
            <text:p>TRUE</text:p>
          </table:table-cell>
          <table:table-cell table:style-name="ce6" office:value-type="float" office:value="-10">
            <text:p>-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15]);[.A15];[.M15])" office:value-type="boolean" office:boolean-value="true">
            <text:p>TRUE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16]&lt;&gt;[.D16]" office:value-type="boolean" office:boolean-value="true">
            <text:p>TRUE</text:p>
          </table:table-cell>
          <table:table-cell table:style-name="ce6"/>
          <table:table-cell table:style-name="ce6" office:value-type="float" office:value="-10">
            <text:p>-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16]);[.A16];[.M16])" office:value-type="boolean" office:boolean-value="true">
            <text:p>TRUE</text:p>
          </table:table-cell>
          <table:table-cell table:style-name="Default"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18]&gt;[.D18]" office:value-type="boolean" office:boolean-value="false">
            <text:p>FALSE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Greater than (&gt;)</text:p>
          </table:table-cell>
          <table:table-cell office:value-type="string">
            <text:p>&gt;</text:p>
          </table:table-cell>
          <table:table-cell table:style-name="ce8"/>
          <table:table-cell/>
          <table:table-cell/>
          <table:table-cell table:style-name="Default" table:formula="of:=IF(ISBLANK([.M18]);[.A18];[.M18])" office:value-type="boolean" office:boolean-value="false">
            <text:p>FALSE</text:p>
          </table:table-cell>
          <table:table-cell table:style-name="Default"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19]&gt;[.D19]" office:value-type="boolean" office:boolean-value="true">
            <text:p>TRUE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19]);[.A19];[.M19])" office:value-type="boolean" office:boolean-value="true">
            <text:p>TRUE</text:p>
          </table:table-cell>
          <table:table-cell table:style-name="Default"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20]&gt;[.D20]" office:value-type="boolean" office:boolean-value="false">
            <text:p>FALSE</text:p>
          </table:table-cell>
          <table:table-cell table:number-columns-repeated="2" table:style-name="ce6" office:value-type="float" office:value="50">
            <text:p>5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20]);[.A20];[.M20])" office:value-type="boolean" office:boolean-value="false">
            <text:p>FALSE</text:p>
          </table:table-cell>
          <table:table-cell table:style-name="Default"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21]&gt;[.D21]" office:value-type="boolean" office:boolean-value="true">
            <text:p>TRUE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21]);[.A21];[.M21])" office:value-type="boolean" office:boolean-value="true">
            <text:p>TRUE</text:p>
          </table:table-cell>
          <table:table-cell table:style-name="Default"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22]&gt;[.D22]" office:value-type="boolean" office:boolean-value="false">
            <text:p>FALSE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22]);[.A22];[.M22])" office:value-type="boolean" office:boolean-value="false">
            <text:p>FALSE</text:p>
          </table:table-cell>
          <table:table-cell table:style-name="Default"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23]&gt;[.D23]" office:value-type="boolean" office:boolean-value="false">
            <text:p>FALSE</text:p>
          </table:table-cell>
          <table:table-cell table:style-name="ce6" office:value-type="float" office:value="-10">
            <text:p>-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23]);[.A23];[.M23])" office:value-type="boolean" office:boolean-value="false">
            <text:p>FALSE</text:p>
          </table:table-cell>
          <table:table-cell table:style-name="Default" table:formula="of:=IF(ISBLANK([.O23]);IF(ISERROR([.B23]);&quot;Err:&quot;&amp;ORG.OPENOFFICE.ERRORTYPE([.B23])=[.M23];OR([.P23]=[.B23];AND(ISNUMBER([.P23]);ISNUMBER([.B23]);OR(AND([.P23]=0;ABS([.B23])&lt;1E-307);&quot;&quot;&amp;[.B23]=&quot;&quot;&amp;[.P23]))));[.O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24]&gt;[.D24]" office:value-type="boolean" office:boolean-value="true">
            <text:p>TRUE</text:p>
          </table:table-cell>
          <table:table-cell table:style-name="ce6"/>
          <table:table-cell table:style-name="ce6" office:value-type="float" office:value="-10">
            <text:p>-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24]);[.A24];[.M24])" office:value-type="boolean" office:boolean-value="true">
            <text:p>TRUE</text:p>
          </table:table-cell>
          <table:table-cell table:style-name="Default" table:formula="of:=IF(ISBLANK([.O24]);IF(ISERROR([.B24]);&quot;Err:&quot;&amp;ORG.OPENOFFICE.ERRORTYPE([.B24])=[.M24];OR([.P24]=[.B24];AND(ISNUMBER([.P24]);ISNUMBER([.B24]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26]&lt;[.D26]" office:value-type="boolean" office:boolean-value="true">
            <text:p>TRUE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Less than (&lt;)</text:p>
          </table:table-cell>
          <table:table-cell office:value-type="string">
            <text:p>&lt;</text:p>
          </table:table-cell>
          <table:table-cell table:style-name="ce8"/>
          <table:table-cell/>
          <table:table-cell/>
          <table:table-cell table:style-name="Default" table:formula="of:=IF(ISBLANK([.M26]);[.A26];[.M26])" office:value-type="boolean" office:boolean-value="true">
            <text:p>TRUE</text:p>
          </table:table-cell>
          <table:table-cell table:style-name="Default" table:formula="of:=IF(ISBLANK([.O26]);IF(ISERROR([.B26]);&quot;Err:&quot;&amp;ORG.OPENOFFICE.ERRORTYPE([.B26])=[.M26];OR([.P26]=[.B26];AND(ISNUMBER([.P26]);ISNUMBER([.B26]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27]&lt;[.D27]" office:value-type="boolean" office:boolean-value="false">
            <text:p>FALSE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27]);[.A27];[.M27])" office:value-type="boolean" office:boolean-value="false">
            <text:p>FALSE</text:p>
          </table:table-cell>
          <table:table-cell table:style-name="Default" table:formula="of:=IF(ISBLANK([.O27]);IF(ISERROR([.B27]);&quot;Err:&quot;&amp;ORG.OPENOFFICE.ERRORTYPE([.B27])=[.M27];OR([.P27]=[.B27];AND(ISNUMBER([.P27]);ISNUMBER([.B27]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28]&lt;[.D28]" office:value-type="boolean" office:boolean-value="false">
            <text:p>FALSE</text:p>
          </table:table-cell>
          <table:table-cell table:number-columns-repeated="2" table:style-name="ce6" office:value-type="float" office:value="50">
            <text:p>5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28]);[.A28];[.M28])" office:value-type="boolean" office:boolean-value="false">
            <text:p>FALSE</text:p>
          </table:table-cell>
          <table:table-cell table:style-name="Default" table:formula="of:=IF(ISBLANK([.O28]);IF(ISERROR([.B28]);&quot;Err:&quot;&amp;ORG.OPENOFFICE.ERRORTYPE([.B28])=[.M28];OR([.P28]=[.B28];AND(ISNUMBER([.P28]);ISNUMBER([.B28]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29]&lt;[.D29]" office:value-type="boolean" office:boolean-value="false">
            <text:p>FALSE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29]);[.A29];[.M29])" office:value-type="boolean" office:boolean-value="false">
            <text:p>FALSE</text:p>
          </table:table-cell>
          <table:table-cell table:style-name="Default" table:formula="of:=IF(ISBLANK([.O29]);IF(ISERROR([.B29]);&quot;Err:&quot;&amp;ORG.OPENOFFICE.ERRORTYPE([.B29])=[.M29];OR([.P29]=[.B29];AND(ISNUMBER([.P29]);ISNUMBER([.B29]);OR(AND([.P29]=0;ABS([.B29])&lt;1E-307);&quot;&quot;&amp;[.B29]=&quot;&quot;&amp;[.P29]))));[.O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30]&lt;[.D30]" office:value-type="boolean" office:boolean-value="true">
            <text:p>TRUE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30]);[.A30];[.M30])" office:value-type="boolean" office:boolean-value="true">
            <text:p>TRUE</text:p>
          </table:table-cell>
          <table:table-cell table:style-name="Default" table:formula="of:=IF(ISBLANK([.O30]);IF(ISERROR([.B30]);&quot;Err:&quot;&amp;ORG.OPENOFFICE.ERRORTYPE([.B30])=[.M30];OR([.P30]=[.B30];AND(ISNUMBER([.P30]);ISNUMBER([.B30]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31]&lt;[.D31]" office:value-type="boolean" office:boolean-value="true">
            <text:p>TRUE</text:p>
          </table:table-cell>
          <table:table-cell table:style-name="ce6" office:value-type="float" office:value="-10">
            <text:p>-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31]);[.A31];[.M31])" office:value-type="boolean" office:boolean-value="true">
            <text:p>TRUE</text:p>
          </table:table-cell>
          <table:table-cell table:style-name="Default" table:formula="of:=IF(ISBLANK([.O31]);IF(ISERROR([.B31]);&quot;Err:&quot;&amp;ORG.OPENOFFICE.ERRORTYPE([.B31])=[.M31];OR([.P31]=[.B31];AND(ISNUMBER([.P31]);ISNUMBER([.B31]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32]&lt;[.D32]" office:value-type="boolean" office:boolean-value="false">
            <text:p>FALSE</text:p>
          </table:table-cell>
          <table:table-cell table:style-name="ce6"/>
          <table:table-cell table:style-name="ce6" office:value-type="float" office:value="-10">
            <text:p>-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32]);[.A32];[.M32])" office:value-type="boolean" office:boolean-value="false">
            <text:p>FALSE</text:p>
          </table:table-cell>
          <table:table-cell table:style-name="Default" table:formula="of:=IF(ISBLANK([.O32]);IF(ISERROR([.B32]);&quot;Err:&quot;&amp;ORG.OPENOFFICE.ERRORTYPE([.B32])=[.M32];OR([.P32]=[.B32];AND(ISNUMBER([.P32]);ISNUMBER([.B32]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34]&gt;=[.D34]" office:value-type="boolean" office:boolean-value="false">
            <text:p>FALSE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Greater or equal (&gt;=)</text:p>
          </table:table-cell>
          <table:table-cell office:value-type="string">
            <text:p>&gt;=</text:p>
          </table:table-cell>
          <table:table-cell table:style-name="ce8"/>
          <table:table-cell/>
          <table:table-cell/>
          <table:table-cell table:style-name="Default" table:formula="of:=IF(ISBLANK([.M34]);[.A34];[.M34])" office:value-type="boolean" office:boolean-value="false">
            <text:p>FALSE</text:p>
          </table:table-cell>
          <table:table-cell table:style-name="Default" table:formula="of:=IF(ISBLANK([.O34]);IF(ISERROR([.B34]);&quot;Err:&quot;&amp;ORG.OPENOFFICE.ERRORTYPE([.B34])=[.M34];OR([.P34]=[.B34];AND(ISNUMBER([.P34]);ISNUMBER([.B34]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35]&gt;=[.D35]" office:value-type="boolean" office:boolean-value="true">
            <text:p>TRUE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35]);[.A35];[.M35])" office:value-type="boolean" office:boolean-value="true">
            <text:p>TRUE</text:p>
          </table:table-cell>
          <table:table-cell table:style-name="Default" table:formula="of:=IF(ISBLANK([.O35]);IF(ISERROR([.B35]);&quot;Err:&quot;&amp;ORG.OPENOFFICE.ERRORTYPE([.B35])=[.M35];OR([.P35]=[.B35];AND(ISNUMBER([.P35]);ISNUMBER([.B35]);OR(AND([.P35]=0;ABS([.B35])&lt;1E-307);&quot;&quot;&amp;[.B35]=&quot;&quot;&amp;[.P35]))));[.O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36]&gt;=[.D36]" office:value-type="boolean" office:boolean-value="true">
            <text:p>TRUE</text:p>
          </table:table-cell>
          <table:table-cell table:number-columns-repeated="2" table:style-name="ce6" office:value-type="float" office:value="50">
            <text:p>5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36]);[.A36];[.M36])" office:value-type="boolean" office:boolean-value="true">
            <text:p>TRUE</text:p>
          </table:table-cell>
          <table:table-cell table:style-name="Default" table:formula="of:=IF(ISBLANK([.O36]);IF(ISERROR([.B36]);&quot;Err:&quot;&amp;ORG.OPENOFFICE.ERRORTYPE([.B36])=[.M36];OR([.P36]=[.B36];AND(ISNUMBER([.P36]);ISNUMBER([.B36]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37]&gt;=[.D37]" office:value-type="boolean" office:boolean-value="true">
            <text:p>TRUE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37]);[.A37];[.M37])" office:value-type="boolean" office:boolean-value="true">
            <text:p>TRUE</text:p>
          </table:table-cell>
          <table:table-cell table:style-name="Default" table:formula="of:=IF(ISBLANK([.O37]);IF(ISERROR([.B37]);&quot;Err:&quot;&amp;ORG.OPENOFFICE.ERRORTYPE([.B37])=[.M37];OR([.P37]=[.B37];AND(ISNUMBER([.P37]);ISNUMBER([.B37]);OR(AND([.P37]=0;ABS([.B37])&lt;1E-307);&quot;&quot;&amp;[.B37]=&quot;&quot;&amp;[.P37]))));[.O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38]&gt;=[.D38]" office:value-type="boolean" office:boolean-value="false">
            <text:p>FALSE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38]);[.A38];[.M38])" office:value-type="boolean" office:boolean-value="false">
            <text:p>FALSE</text:p>
          </table:table-cell>
          <table:table-cell table:style-name="Default" table:formula="of:=IF(ISBLANK([.O38]);IF(ISERROR([.B38]);&quot;Err:&quot;&amp;ORG.OPENOFFICE.ERRORTYPE([.B38])=[.M38];OR([.P38]=[.B38];AND(ISNUMBER([.P38]);ISNUMBER([.B38]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39]&gt;=[.D39]" office:value-type="boolean" office:boolean-value="false">
            <text:p>FALSE</text:p>
          </table:table-cell>
          <table:table-cell table:style-name="ce6" office:value-type="float" office:value="-10">
            <text:p>-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39]);[.A39];[.M39])" office:value-type="boolean" office:boolean-value="false">
            <text:p>FALSE</text:p>
          </table:table-cell>
          <table:table-cell table:style-name="Default" table:formula="of:=IF(ISBLANK([.O39]);IF(ISERROR([.B39]);&quot;Err:&quot;&amp;ORG.OPENOFFICE.ERRORTYPE([.B39])=[.M39];OR([.P39]=[.B39];AND(ISNUMBER([.P39]);ISNUMBER([.B39]);OR(AND([.P39]=0;ABS([.B39])&lt;1E-307);&quot;&quot;&amp;[.B39]=&quot;&quot;&amp;[.P39]))));[.O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40]&gt;=[.D40]" office:value-type="boolean" office:boolean-value="true">
            <text:p>TRUE</text:p>
          </table:table-cell>
          <table:table-cell table:style-name="ce6"/>
          <table:table-cell table:style-name="ce6" office:value-type="float" office:value="-10">
            <text:p>-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40]);[.A40];[.M40])" office:value-type="boolean" office:boolean-value="true">
            <text:p>TRUE</text:p>
          </table:table-cell>
          <table:table-cell table:style-name="Default" table:formula="of:=IF(ISBLANK([.O40]);IF(ISERROR([.B40]);&quot;Err:&quot;&amp;ORG.OPENOFFICE.ERRORTYPE([.B40])=[.M40];OR([.P40]=[.B40];AND(ISNUMBER([.P40]);ISNUMBER([.B40]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42]&lt;=[.D42]" office:value-type="boolean" office:boolean-value="true">
            <text:p>TRUE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Less or equal (&lt;=)</text:p>
          </table:table-cell>
          <table:table-cell office:value-type="string">
            <text:p>&lt;=</text:p>
          </table:table-cell>
          <table:table-cell table:style-name="ce8"/>
          <table:table-cell/>
          <table:table-cell/>
          <table:table-cell table:style-name="Default" table:formula="of:=IF(ISBLANK([.M42]);[.A42];[.M42])" office:value-type="boolean" office:boolean-value="true">
            <text:p>TRUE</text:p>
          </table:table-cell>
          <table:table-cell table:style-name="Default" table:formula="of:=IF(ISBLANK([.O42]);IF(ISERROR([.B42]);&quot;Err:&quot;&amp;ORG.OPENOFFICE.ERRORTYPE([.B42])=[.M42];OR([.P42]=[.B42];AND(ISNUMBER([.P42]);ISNUMBER([.B42]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43]&lt;=[.D43]" office:value-type="boolean" office:boolean-value="false">
            <text:p>FALSE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43]);[.A43];[.M43])" office:value-type="boolean" office:boolean-value="false">
            <text:p>FALSE</text:p>
          </table:table-cell>
          <table:table-cell table:style-name="Default" table:formula="of:=IF(ISBLANK([.O43]);IF(ISERROR([.B43]);&quot;Err:&quot;&amp;ORG.OPENOFFICE.ERRORTYPE([.B43])=[.M43];OR([.P43]=[.B43];AND(ISNUMBER([.P43]);ISNUMBER([.B43]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44]&lt;=[.D44]" office:value-type="boolean" office:boolean-value="true">
            <text:p>TRUE</text:p>
          </table:table-cell>
          <table:table-cell table:number-columns-repeated="2" table:style-name="ce6" office:value-type="float" office:value="50">
            <text:p>5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44]);[.A44];[.M44])" office:value-type="boolean" office:boolean-value="true">
            <text:p>TRUE</text:p>
          </table:table-cell>
          <table:table-cell table:style-name="Default" table:formula="of:=IF(ISBLANK([.O44]);IF(ISERROR([.B44]);&quot;Err:&quot;&amp;ORG.OPENOFFICE.ERRORTYPE([.B44])=[.M44];OR([.P44]=[.B44];AND(ISNUMBER([.P44]);ISNUMBER([.B44]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45]&lt;=[.D45]" office:value-type="boolean" office:boolean-value="false">
            <text:p>FALSE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45]);[.A45];[.M45])" office:value-type="boolean" office:boolean-value="false">
            <text:p>FALSE</text:p>
          </table:table-cell>
          <table:table-cell table:style-name="Default" table:formula="of:=IF(ISBLANK([.O45]);IF(ISERROR([.B45]);&quot;Err:&quot;&amp;ORG.OPENOFFICE.ERRORTYPE([.B45])=[.M45];OR([.P45]=[.B45];AND(ISNUMBER([.P45]);ISNUMBER([.B45]);OR(AND([.P45]=0;ABS([.B45])&lt;1E-307);&quot;&quot;&amp;[.B45]=&quot;&quot;&amp;[.P45]))));[.O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46]&lt;=[.D46]" office:value-type="boolean" office:boolean-value="true">
            <text:p>TRUE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46]);[.A46];[.M46])" office:value-type="boolean" office:boolean-value="true">
            <text:p>TRUE</text:p>
          </table:table-cell>
          <table:table-cell table:style-name="Default" table:formula="of:=IF(ISBLANK([.O46]);IF(ISERROR([.B46]);&quot;Err:&quot;&amp;ORG.OPENOFFICE.ERRORTYPE([.B46])=[.M46];OR([.P46]=[.B46];AND(ISNUMBER([.P46]);ISNUMBER([.B46]);OR(AND([.P46]=0;ABS([.B46])&lt;1E-307);&quot;&quot;&amp;[.B46]=&quot;&quot;&amp;[.P46]))));[.O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formula="of:=[.C47]&lt;=[.D47]" office:value-type="boolean" office:boolean-value="true">
            <text:p>TRUE</text:p>
          </table:table-cell>
          <table:table-cell table:style-name="ce6" office:value-type="float" office:value="-10">
            <text:p>-10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47]);[.A47];[.M47])" office:value-type="boolean" office:boolean-value="true">
            <text:p>TRUE</text:p>
          </table:table-cell>
          <table:table-cell table:style-name="Default" table:formula="of:=IF(ISBLANK([.O47]);IF(ISERROR([.B47]);&quot;Err:&quot;&amp;ORG.OPENOFFICE.ERRORTYPE([.B47])=[.M47];OR([.P47]=[.B47];AND(ISNUMBER([.P47]);ISNUMBER([.B47]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formula="of:=[.C48]&lt;=[.D48]" office:value-type="boolean" office:boolean-value="false">
            <text:p>FALSE</text:p>
          </table:table-cell>
          <table:table-cell table:style-name="ce6"/>
          <table:table-cell table:style-name="ce6" office:value-type="float" office:value="-10">
            <text:p>-1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style-name="Default" table:formula="of:=IF(ISBLANK([.M48]);[.A48];[.M48])" office:value-type="boolean" office:boolean-value="false">
            <text:p>FALSE</text:p>
          </table:table-cell>
          <table:table-cell table:style-name="Default" table:formula="of:=IF(ISBLANK([.O48]);IF(ISERROR([.B48]);&quot;Err:&quot;&amp;ORG.OPENOFFICE.ERRORTYPE([.B48])=[.M48];OR([.P48]=[.B48];AND(ISNUMBER([.P48]);ISNUMBER([.B48]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9952">
          <table:table-cell table:style-name="ce3"/>
          <table:table-cell/>
          <table:table-cell table:style-name="ce6" table:number-columns-repeated="7"/>
          <table:table-cell table:number-columns-repeated="3"/>
          <table:table-cell table:style-name="ce8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0" number:min-integer-digits="1" number:grouping="true"/>
    </number:number-style>
    <number:number-style style:name="N121">
      <style:text-properties fo:color="#ff0000"/>
      <number:text>SFr. -</number:text>
      <number:number number:decimal-places="0" number:min-integer-digits="1" number:grouping="true"/>
      <style:map style:condition="value()&gt;=0" style:apply-style-name="N121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SFr. </number:text>
      <number:number number:decimal-places="2" number:min-integer-digits="1" number:grouping="true"/>
    </number:number-style>
    <number:number-style style:name="N124">
      <style:text-properties fo:color="#ff0000"/>
      <number:text>SFr.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number number:decimal-places="0" number:min-integer-digits="1" number:grouping="true"/>
      <number:text> </number:text>
    </number:number-style>
    <number:number-style style:name="N136P1" style:volatile="true">
      <number:text> SFr. -</number:text>
      <number:number number:decimal-places="0" number:min-integer-digits="1" number:grouping="true"/>
      <number:text> </number:text>
    </number:number-style>
    <number:number-style style:name="N136P2" style:volatile="true">
      <number:text> SFr.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number number:decimal-places="2" number:min-integer-digits="1" number:grouping="true"/>
      <number:text> </number:text>
    </number:number-style>
    <number:number-style style:name="N144P1" style:volatile="true">
      <number:text> SFr. -</number:text>
      <number:number number:decimal-places="2" number:min-integer-digits="1" number:grouping="true"/>
      <number:text> </number:text>
    </number:number-style>
    <number:number-style style:name="N144P2" style:volatile="true">
      <number:text> SFr.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49">
      <number:number number:decimal-places="8" number:min-integer-digits="1"/>
    </number:number-style>
    <number:number-style style:name="N150">
      <number:number number:decimal-places="7" number:min-integer-digits="1"/>
    </number:number-style>
    <number:number-style style:name="N151">
      <number:number number:decimal-places="6" number:min-integer-digits="1"/>
    </number:number-style>
    <number:number-style style:name="N152">
      <number:number number:decimal-places="5" number:min-integer-digits="1"/>
    </number:number-style>
    <number:number-style style:name="N153">
      <number:number number:decimal-places="4" number:min-integer-digits="1"/>
    </number:number-style>
    <number:number-style style:name="N154">
      <number:number number:decimal-places="3" number:min-integer-digits="1"/>
    </number:number-style>
    <number:number-style style:name="N157P0" style:volatile="true">
      <number:number number:decimal-places="3" number:min-integer-digits="1" number:grouping="true"/>
      <number:text> </number:text>
    </number:number-style>
    <number:number-style style:name="N157P1" style:volatile="true">
      <number:text> -</number:text>
      <number:number number:decimal-places="3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4" number:min-integer-digits="1" number:grouping="true"/>
      <number:text> </number:text>
    </number:number-style>
    <number:number-style style:name="N160P1" style:volatile="true">
      <number:text> -</number:text>
      <number:number number:decimal-places="4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5" number:min-integer-digits="1" number:grouping="true"/>
      <number:text> </number:text>
    </number:number-style>
    <number:number-style style:name="N163P1" style:volatile="true">
      <number:text> -</number:text>
      <number:number number:decimal-places="5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6" number:min-integer-digits="1" number:grouping="true"/>
      <number:text> </number:text>
    </number:number-style>
    <number:number-style style:name="N166P1" style:volatile="true">
      <number:text> -</number:text>
      <number:number number:decimal-places="6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1" number:min-integer-digits="1" number:grouping="true"/>
      <number:text> </number:text>
    </number:number-style>
    <number:number-style style:name="N169P1" style:volatile="true">
      <number:text> -</number:text>
      <number:number number:decimal-places="1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9:0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2:05:38</meta:creation-date>
    <dc:date>2008-05-01T15:25:39</dc:date>
    <meta:editing-cycles>2</meta:editing-cycles>
    <meta:editing-duration>PT1M6S</meta:editing-duration>
    <meta:document-statistic meta:table-count="1" meta:cell-count="400" meta:object-count="0"/>
    <meta:user-defined meta:name="Info 1"/>
    <meta:user-defined meta:name="Info 2"/>
    <meta:user-defined meta:name="Info 3"/>
    <meta:user-defined meta:name="Info 4"/>
  </office:meta>
</office:document-meta>
</file>